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9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83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4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5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6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7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8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89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0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1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2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39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1"/>
        <table:table-column table:style-name="co1" table:default-cell-style-name="ce37"/>
        <table:table-column table:style-name="co9" table:default-cell-style-name="ce37"/>
        <table:table-column table:style-name="co1" table:default-cell-style-name="ce59"/>
        <table:table-row table:style-name="ro13">
          <table:table-cell table:number-columns-repeated="3"/>
          <table:table-cell table:style-name="ce1"/>
          <table:table-cell table:style-name="ce82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14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78" office:value-type="string">
            <text:p>1.1</text:p>
          </table:table-cell>
          <table:table-cell table:style-name="ce83" office:value-type="string">
            <text:p>Skapa validering av länk</text:p>
          </table:table-cell>
          <table:table-cell table:style-name="ce86"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79" office:value-type="string">
            <text:p>1.3</text:p>
          </table:table-cell>
          <table:table-cell table:style-name="ce84"/>
          <table:table-cell table:style-name="ce87" table:number-columns-repeated="2"/>
          <table:table-cell table:style-name="ce91"/>
        </table:table-row>
        <table:table-row table:style-name="ro6">
          <table:table-cell table:number-columns-repeated="3"/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5</text:p>
          </table:table-cell>
          <table:table-cell office:value-type="string">
            <text:p>fixa att bara en liten del är draggable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80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 office:value-type="string">
            <text:p>BK 2.2</text:p>
          </table:table-cell>
          <table:table-cell table:style-name="ce63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12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 office:value-type="string">
            <text:p>BK 2.1</text:p>
          </table:table-cell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89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81" office:value-type="float" office:value="13">
            <text:p>13</text:p>
          </table:table-cell>
          <table:table-cell table:style-name="ce85" office:value-type="string">
            <text:p>FIXA ERROR / BUGGAR</text:p>
          </table:table-cell>
          <table:table-cell table:style-name="ce88" table:number-columns-repeated="2"/>
          <table:table-cell table:style-name="ce92"/>
        </table:table-row>
        <table:table-row table:style-name="ro5">
          <table:table-cell table:number-columns-repeated="3"/>
          <table:table-cell office:value-type="string">
            <text:p>13.1</text:p>
          </table:table-cell>
          <table:table-cell office:value-type="string">
            <text:p>Video-div hamnar utanför när man har flera och stänger en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13.2</text:p>
          </table:table-cell>
          <table:table-cell office:value-type="string">
            <text:p>Vid förminskning av fönster hamnar alla divar över varandra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13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3.4</text:p>
          </table:table-cell>
          <table:table-cell office:value-type="string">
            <text:p>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3.5</text:p>
          </table:table-cell>
          <table:table-cell office:value-type="string">
            <text:p>felmeddelande vid tom input ska inte ligga kvar hela tiden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57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014-04-28</text:date>, <text:time>04:47:2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4-28T04:47:27.72</dc:date>
    <meta:editing-duration>P1DT9H20M36S</meta:editing-duration>
    <meta:editing-cycles>42</meta:editing-cycles>
    <meta:generator>OpenOffice/4.0.1$Win32 OpenOffice.org_project/401m5$Build-9714</meta:generator>
    <meta:document-statistic meta:table-count="2" meta:cell-count="180" meta:object-count="0"/>
  </office:meta>
</office:document-meta>
</file>